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0fffe6" officeooo:paragraph-rsid="000fffe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ladea"/>
    </style:style>
    <style:style style:name="P5" style:family="paragraph" style:parent-style-name="Standard">
      <style:paragraph-properties fo:text-align="center" style:justify-single-word="false"/>
      <style:text-properties style:font-name="DejaVu Sans Condens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ESTA PAGANA DE MAGO DE OZ</text:p>
      <text:p text:style-name="P1"/>
      <text:p text:style-name="P3">¡Yeah!</text:p>
      <text:p text:style-name="P4">Cuando despiertes un día</text:p>
      <text:p text:style-name="P4">Y sientas que no puedes más</text:p>
      <text:p text:style-name="P5">En el nombre del de arriba</text:p>
      <text:p text:style-name="P1">Tu vida van a manejar</text:p>
      <text:p text:style-name="P1"/>
      <text:p text:style-name="P1">Si sientes que el miedo se pega a tu piel</text:p>
      <text:p text:style-name="P1">Por ser comunero y justicia querer</text:p>
      <text:p text:style-name="P1">Si te rindes hermano, por ti nunca pensarás</text:p>
      <text:p text:style-name="P1"/>
      <text:p text:style-name="P1">Cuando vayan a pedirte</text:p>
      <text:p text:style-name="P1">Los diezmos a fin de mes</text:p>
      <text:p text:style-name="P1">Y la Santa Inquisición</text:p>
      <text:p text:style-name="P1">Te invite a confesar</text:p>
      <text:p text:style-name="P1"/>
      <text:p text:style-name="P1">Por eso amigo tú alza la voz</text:p>
      <text:p text:style-name="P1">Di que nunca pediste opinión</text:p>
      <text:p text:style-name="P1">Si es verdad que existe un Dios</text:p>
      <text:p text:style-name="P1">Que trabaje de Sol a Sol</text:p>
      <text:p text:style-name="P1"/>
      <text:p text:style-name="P1">Ponte en pie</text:p>
      <text:p text:style-name="P1">Alza el puño y ven</text:p>
      <text:p text:style-name="P1">A la fiesta pagana</text:p>
      <text:p text:style-name="P1">En la hoguera hay de beber</text:p>
      <text:p text:style-name="P1"/>
      <text:p text:style-name="P1">De la misma condición</text:p>
      <text:p text:style-name="P1">No es el pueblo ni un señor</text:p>
      <text:p text:style-name="P1">Ellos tienen el credo</text:p>
      <text:p text:style-name="P1">Y nosotros nuestro sudor</text:p>
      <text:p text:style-name="P1"/>
      <text:p text:style-name="P1">Si no hay pan para los tuyos</text:p>
      <text:p text:style-name="P1">Y ves muy gordo al abad</text:p>
      <text:p text:style-name="P1">Si su virgen viste de oro</text:p>
      <text:p text:style-name="P1">Desnúdala</text:p>
      <text:p text:style-name="P1"/>
      <text:p text:style-name="P1">Cómo van a silenciar</text:p>
      <text:p text:style-name="P1">Al jilguero o al canario</text:p>
      <text:p text:style-name="P1">Si no hay cárcel ni tumba</text:p>
      <text:p text:style-name="P1">Para el canto libertario</text:p>
      <text:p text:style-name="P1"/>
      <text:p text:style-name="P1">Ponte en pie</text:p>
      <text:p text:style-name="P1">Alza el puño y ven</text:p>
      <text:p text:style-name="P1">A la fiesta pagana</text:p>
      <text:p text:style-name="P1">En la hoguera hay de beber</text:p>
      <text:p text:style-name="P1"/>
      <text:p text:style-name="P1">De la misma condición</text:p>
      <text:p text:style-name="P1">No es el pueblo ni un señor</text:p>
      <text:p text:style-name="P1">Ellos tienen el clero</text:p>
      <text:p text:style-name="P1">Y nosotros nuestro sudor</text:p>
      <text:p text:style-name="P1"/>
      <text:p text:style-name="P1"><text:soft-page-break/>Ponte en pie</text:p>
      <text:p text:style-name="P1">Alza el puño y ven</text:p>
      <text:p text:style-name="P1">A la fiesta pagana</text:p>
      <text:p text:style-name="P1">En la hoguera hay de beber</text:p>
      <text:p text:style-name="P1"/>
      <text:p text:style-name="P1">De la misma condición</text:p>
      <text:p text:style-name="P1">No es el pueblo ni un señor</text:p>
      <text:p text:style-name="P1">Ellos tienen el clero</text:p>
      <text:p text:style-name="P1">Y nosotros nuestro sudor</text:p>
      <text:p text:style-name="P1"/>
      <text:p text:style-name="P1">Ponte en pie</text:p>
      <text:p text:style-name="P1">Alza el puño y ven</text:p>
      <text:p text:style-name="P1">A la fiesta pagana</text:p>
      <text:p text:style-name="P1">En la hoguera hay de beber</text:p>
      <text:p text:style-name="P1"/>
      <text:p text:style-name="P1">De la misma condición</text:p>
      <text:p text:style-name="P1">No es el pueblo ni un señor</text:p>
      <text:p text:style-name="P1">Ellos tienen el clero</text:p>
      <text:p text:style-name="P1">Y nosotros nuestro sudor</text:p>
      <text:p text:style-name="P1">¡Cabron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11T15:40:33.894858993</meta:creation-date>
    <dc:date>2019-11-11T15:45:38.781213064</dc:date>
    <dc:creator>I116-05 </dc:creator>
    <meta:editing-duration>PT5M6S</meta:editing-duration>
    <meta:editing-cycles>1</meta:editing-cycles>
    <meta:document-statistic meta:table-count="0" meta:image-count="0" meta:object-count="0" meta:page-count="2" meta:paragraph-count="58" meta:word-count="283" meta:character-count="1304" meta:non-whitespace-character-count="1079"/>
    <meta:generator>LibreOffice/6.0.4.1$Linux_X86_64 LibreOffice_project/00m0$Build-1</meta:generator>
  </office:meta>
</office:document-meta>
</file>